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30000011BBF203C546F8838B9.png" manifest:media-type="image/png"/>
  <manifest:file-entry manifest:full-path="Pictures/100000010000041C000000E174186A8FF3978013.png" manifest:media-type="image/png"/>
  <manifest:file-entry manifest:full-path="Pictures/10000001000003B7000001D271E904A7EC7AC24B.png" manifest:media-type="image/png"/>
  <manifest:file-entry manifest:full-path="Pictures/100000010000021800000043A134100A5A077FBD.png" manifest:media-type="image/png"/>
  <manifest:file-entry manifest:full-path="Pictures/10000001000002A8000001FFF399B7CAD828D54D.png" manifest:media-type="image/png"/>
  <manifest:file-entry manifest:full-path="Pictures/100000010000033D000001B57BE3E4A95E2A46E2.png" manifest:media-type="image/png"/>
  <manifest:file-entry manifest:full-path="Pictures/10000001000002330000010588A7C5729A7778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width="17cm" svg:height="8.329cm" draw:z-index="0"><draw:image xlink:href="Pictures/10000001000003B7000001D271E904A7EC7AC24B.png" xlink:type="simple" xlink:show="embed" xlink:actuate="onLoad" draw:mime-type="image/png"/></draw:frame><text:s text:c="4"/></text:p>
      <text:p text:style-name="Standard"/>
      <text:p text:style-name="Standard"><draw:frame draw:style-name="fr3" draw:name="Image2" text:anchor-type="char" svg:width="17cm" svg:height="12.774cm" draw:z-index="1"><draw:image xlink:href="Pictures/10000001000002A8000001FFF399B7CAD828D54D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width="17cm" svg:height="8.959cm" draw:z-index="2"><draw:image xlink:href="Pictures/100000010000033D000001B57BE3E4A95E2A46E2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4" text:anchor-type="char" svg:width="14.898cm" svg:height="6.906cm" draw:z-index="3"><draw:image xlink:href="Pictures/10000001000002330000010588A7C5729A77780D.png" xlink:type="simple" xlink:show="embed" xlink:actuate="onLoad" draw:mime-type="image/png"/></draw:frame><text:s text:c="2"/></text:p>
      <text:p text:style-name="Standard"/>
      <text:p text:style-name="Standard"><text:tab/></text:p>
      <text:p text:style-name="Standard"><draw:frame draw:style-name="fr3" draw:name="Image5" text:anchor-type="char" svg:width="17cm" svg:height="3.635cm" draw:z-index="4"><draw:image xlink:href="Pictures/100000010000041C000000E174186A8FF3978013.png" xlink:type="simple" xlink:show="embed" xlink:actuate="onLoad" draw:mime-type="image/png"/></draw:frame><text:s text:c="2"/></text:p>
      <text:p text:style-name="Standard"/>
      <text:p text:style-name="Standard"><draw:frame draw:style-name="fr2" draw:name="Image6" text:anchor-type="char" svg:width="17cm" svg:height="7.481cm" draw:z-index="5"><draw:image xlink:href="Pictures/10000001000002830000011BBF203C546F8838B9.png" xlink:type="simple" xlink:show="embed" xlink:actuate="onLoad" draw:mime-type="image/png"/></draw:frame><text:soft-page-break/><text:s/></text:p>
      <text:p text:style-name="Standard"/>
      <text:p text:style-name="Standard"><text:s text:c="3"/><draw:frame draw:style-name="fr1" draw:name="Image7" text:anchor-type="char" svg:width="14.183cm" svg:height="1.773cm" draw:z-index="6"><draw:image xlink:href="Pictures/100000010000021800000043A134100A5A077F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1T09:53:39.798000000</meta:creation-date>
    <dc:date>2024-08-31T10:22:26.363000000</dc:date>
    <meta:editing-duration>PT28M47S</meta:editing-duration>
    <meta:editing-cycles>1</meta:editing-cycles>
    <meta:document-statistic meta:table-count="0" meta:image-count="7" meta:object-count="0" meta:page-count="3" meta:paragraph-count="8" meta:word-count="0" meta:character-count="18" meta:non-whitespace-character-count="0"/>
    <meta:generator>LibreOffice/7.6.0.3$Windows_X86_64 LibreOffice_project/69edd8b8ebc41d00b4de3915dc82f8f0fc3b6265</meta:generator>
  </office:meta>
</office:document-meta>
</file>